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33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" style:family="graphic" style:parent-style-name="objectwithoutfill">
      <style:graphic-properties draw:stroke="dash" draw:stroke-dash="Fine_20_Dashed" svg:stroke-width="0.1cm" svg:stroke-color="#ff330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12" style:family="graphic" style:parent-style-name="objectwithoutfill">
      <style:graphic-properties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="none" draw:fill-color="#ffffff"/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295cm" svg:height="1.07cm" svg:x="-7.6cm" svg:y="6.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0.87cm" svg:height="3.718cm" svg:x="6.1cm" svg:y="4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1" draw:layer="layout" svg:width="26cm" svg:height="13.2cm" svg:x="4.7cm" svg:y="3.75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4" draw:layer="layout" svg:x1="5.3cm" svg:y1="10.351cm" svg:x2="30.3cm" svg:y2="10.351cm">
          <text:p/>
        </draw:line>
        <draw:line draw:style-name="gr4" draw:text-style-name="P4" draw:layer="layout" svg:x1="17.7cm" svg:y1="3.951cm" svg:x2="17.7cm" svg:y2="16.751cm">
          <text:p/>
        </draw:line>
        <draw:line draw:style-name="gr5" draw:text-style-name="P4" draw:layer="layout" svg:x1="20.8cm" svg:y1="4.151cm" svg:x2="14.4cm" svg:y2="16.951cm">
          <text:p/>
        </draw:line>
        <draw:line draw:style-name="gr6" draw:text-style-name="P4" draw:layer="layout" svg:x1="5.2cm" svg:y1="3.951cm" svg:x2="5.2cm" svg:y2="16.751cm">
          <text:p/>
        </draw:line>
        <draw:line draw:style-name="gr6" draw:text-style-name="P4" draw:layer="layout" svg:x1="30.1cm" svg:y1="16.651cm" svg:x2="5.2cm" svg:y2="16.651cm">
          <text:p/>
        </draw:line>
        <draw:frame draw:style-name="gr7" draw:text-style-name="P5" draw:layer="layout" svg:width="2.4cm" svg:height="1.786cm" svg:x="17.1cm" svg:y="16.551cm">
          <draw:text-box>
            <text:p><text:span text:style-name="T1">x</text:span><text:span text:style-name="T2">0</text:span></text:p>
          </draw:text-box>
        </draw:frame>
        <draw:frame draw:style-name="gr8" draw:text-style-name="P5" draw:layer="layout" svg:width="2.4cm" svg:height="1.517cm" svg:x="2.8cm" svg:y="15.851cm">
          <draw:text-box>
            <text:p text:style-name="P6"><text:span text:style-name="T1">0</text:span></text:p>
          </draw:text-box>
        </draw:frame>
        <draw:frame draw:style-name="gr8" draw:text-style-name="P5" draw:layer="layout" svg:width="2.4cm" svg:height="1.517cm" svg:x="2.8cm" svg:y="3.352cm">
          <draw:text-box>
            <text:p text:style-name="P6"><text:span text:style-name="T1">1</text:span></text:p>
          </draw:text-box>
        </draw:frame>
        <draw:frame draw:style-name="gr8" draw:text-style-name="P5" draw:layer="layout" svg:width="2.4cm" svg:height="1.517cm" svg:x="2.8cm" svg:y="9.552cm">
          <draw:text-box>
            <text:p text:style-name="P6"><text:span text:style-name="T1">0.5</text:span></text:p>
          </draw:text-box>
        </draw:frame>
        <draw:line draw:style-name="gr9" draw:text-style-name="P4" draw:layer="layout" svg:x1="17cm" svg:y1="11.551cm" svg:x2="20.2cm" svg:y2="11.551cm">
          <text:p/>
        </draw:line>
        <draw:line draw:style-name="gr9" draw:text-style-name="P4" draw:layer="layout" svg:x1="18.6cm" svg:y1="8.951cm" svg:x2="18.6cm" svg:y2="13.551cm">
          <text:p/>
        </draw:line>
        <draw:frame draw:style-name="gr10" draw:text-style-name="P5" draw:layer="layout" svg:width="2.4cm" svg:height="3.052cm" svg:x="19.1cm" svg:y="11.751cm">
          <draw:text-box>
            <text:p><text:span text:style-name="T1">δy</text:span></text:p>
            <text:p><text:span text:style-name="T1">δx</text:span><text:span text:style-name="T2">0</text:span></text:p>
          </draw:text-box>
        </draw:frame>
        <draw:frame draw:style-name="gr11" draw:text-style-name="P5" draw:layer="layout" svg:width="4.4cm" svg:height="4.049cm" svg:x="21cm" svg:y="12.551cm">
          <draw:text-box>
            <text:p><text:span text:style-name="T1">= <text:s/>4 k</text:span></text:p>
          </draw:text-box>
        </draw:frame>
        <draw:line draw:style-name="gr12" draw:text-style-name="P4" draw:layer="layout" svg:x1="19.4cm" svg:y1="13.251cm" svg:x2="21cm" svg:y2="13.251cm">
          <text:p/>
        </draw:line>
        <draw:frame draw:style-name="gr11" draw:text-style-name="P7" draw:layer="layout" svg:width="7.2cm" svg:height="4.049cm" svg:x="14.5cm" svg:y="18.151cm">
          <draw:text-box>
            <text:p><text:span text:style-name="T3">Control</text:span></text:p>
          </draw:text-box>
        </draw:frame>
        <draw:frame draw:style-name="gr11" draw:text-style-name="P8" draw:layer="layout" svg:width="7.2cm" svg:height="4.049cm" svg:x="0.1cm" svg:y="9.002cm">
          <draw:text-box>
            <text:p><text:span text:style-name="T4">f(x)</text:span></text:p>
          </draw:text-box>
        </draw:frame>
        <draw:frame draw:style-name="gr10" draw:text-style-name="P5" draw:layer="layout" svg:width="2.4cm" svg:height="3.052cm" svg:x="19.1cm" svg:y="11.751cm">
          <draw:text-box>
            <text:p><text:span text:style-name="T1">δy</text:span></text:p>
            <text:p><text:span text:style-name="T1">δx</text:span><text:span text:style-name="T2">0</text:span></text:p>
          </draw:text-box>
        </draw:frame>
        <draw:frame draw:style-name="gr1" draw:text-style-name="P1" draw:layer="layout" svg:width="3.295cm" svg:height="1.07cm" svg:x="-7.6cm" svg:y="6.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2" draw:layer="layout" svg:width="10.87cm" svg:height="3.718cm" svg:x="6.1cm" svg:y="4.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1" draw:layer="layout" svg:width="26cm" svg:height="13.2cm" svg:x="4.7cm" svg:y="3.75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4" draw:text-style-name="P4" draw:layer="layout" svg:x1="5.3cm" svg:y1="10.351cm" svg:x2="30.3cm" svg:y2="10.351cm">
          <text:p/>
        </draw:line>
        <draw:line draw:style-name="gr4" draw:text-style-name="P4" draw:layer="layout" svg:x1="17.7cm" svg:y1="3.951cm" svg:x2="17.7cm" svg:y2="16.751cm">
          <text:p/>
        </draw:line>
        <draw:line draw:style-name="gr5" draw:text-style-name="P4" draw:layer="layout" svg:x1="20.8cm" svg:y1="4.151cm" svg:x2="14.4cm" svg:y2="16.951cm">
          <text:p/>
        </draw:line>
        <draw:line draw:style-name="gr6" draw:text-style-name="P4" draw:layer="layout" svg:x1="5.2cm" svg:y1="3.951cm" svg:x2="5.2cm" svg:y2="16.751cm">
          <text:p/>
        </draw:line>
        <draw:line draw:style-name="gr6" draw:text-style-name="P4" draw:layer="layout" svg:x1="30.1cm" svg:y1="16.651cm" svg:x2="5.2cm" svg:y2="16.651cm">
          <text:p/>
        </draw:line>
        <draw:frame draw:style-name="gr7" draw:text-style-name="P5" draw:layer="layout" svg:width="2.4cm" svg:height="1.786cm" svg:x="17.1cm" svg:y="16.551cm">
          <draw:text-box>
            <text:p><text:span text:style-name="T1">x</text:span><text:span text:style-name="T2">0</text:span></text:p>
          </draw:text-box>
        </draw:frame>
        <draw:frame draw:style-name="gr8" draw:text-style-name="P5" draw:layer="layout" svg:width="2.4cm" svg:height="1.517cm" svg:x="2.8cm" svg:y="15.851cm">
          <draw:text-box>
            <text:p text:style-name="P6"><text:span text:style-name="T1">0</text:span></text:p>
          </draw:text-box>
        </draw:frame>
        <draw:frame draw:style-name="gr8" draw:text-style-name="P5" draw:layer="layout" svg:width="2.4cm" svg:height="1.517cm" svg:x="2.8cm" svg:y="3.352cm">
          <draw:text-box>
            <text:p text:style-name="P6"><text:span text:style-name="T1">1</text:span></text:p>
          </draw:text-box>
        </draw:frame>
        <draw:frame draw:style-name="gr8" draw:text-style-name="P5" draw:layer="layout" svg:width="2.4cm" svg:height="1.517cm" svg:x="2.8cm" svg:y="9.552cm">
          <draw:text-box>
            <text:p text:style-name="P6"><text:span text:style-name="T1">0.5</text:span></text:p>
          </draw:text-box>
        </draw:frame>
        <draw:line draw:style-name="gr9" draw:text-style-name="P4" draw:layer="layout" svg:x1="17cm" svg:y1="11.551cm" svg:x2="20.2cm" svg:y2="11.551cm">
          <text:p/>
        </draw:line>
        <draw:line draw:style-name="gr9" draw:text-style-name="P4" draw:layer="layout" svg:x1="18.6cm" svg:y1="8.951cm" svg:x2="18.6cm" svg:y2="13.551cm">
          <text:p/>
        </draw:line>
        <draw:frame draw:style-name="gr10" draw:text-style-name="P5" draw:layer="layout" svg:width="2.4cm" svg:height="3.052cm" svg:x="19.1cm" svg:y="11.751cm">
          <draw:text-box>
            <text:p><text:span text:style-name="T1">δy</text:span></text:p>
            <text:p><text:span text:style-name="T1">δx</text:span><text:span text:style-name="T2">0</text:span></text:p>
          </draw:text-box>
        </draw:frame>
        <draw:frame draw:style-name="gr11" draw:text-style-name="P5" draw:layer="layout" svg:width="4.4cm" svg:height="4.049cm" svg:x="21cm" svg:y="12.551cm">
          <draw:text-box>
            <text:p><text:span text:style-name="T1">= <text:s/>4 k</text:span></text:p>
          </draw:text-box>
        </draw:frame>
        <draw:line draw:style-name="gr12" draw:text-style-name="P4" draw:layer="layout" svg:x1="19.4cm" svg:y1="13.251cm" svg:x2="21cm" svg:y2="13.251cm">
          <text:p/>
        </draw:line>
        <draw:frame draw:style-name="gr11" draw:text-style-name="P7" draw:layer="layout" svg:width="7.2cm" svg:height="4.049cm" svg:x="14.5cm" svg:y="18.151cm">
          <draw:text-box>
            <text:p><text:span text:style-name="T3">Control</text:span></text:p>
          </draw:text-box>
        </draw:frame>
        <draw:frame draw:style-name="gr11" draw:text-style-name="P8" draw:layer="layout" svg:width="7.2cm" svg:height="4.049cm" svg:x="0.1cm" svg:y="9.002cm">
          <draw:text-box>
            <text:p><text:span text:style-name="T4">f(x)</text:span></text:p>
          </draw:text-box>
        </draw:frame>
        <draw:frame draw:style-name="gr10" draw:text-style-name="P5" draw:layer="layout" svg:width="2.4cm" svg:height="3.052cm" svg:x="19.1cm" svg:y="11.751cm">
          <draw:text-box>
            <text:p><text:span text:style-name="T1">δy</text:span></text:p>
            <text:p><text:span text:style-name="T1">δx</text:span><text:span text:style-name="T2">0</text:span></text:p>
          </draw:text-box>
        </draw:frame>
        <draw:frame draw:style-name="gr1" draw:text-style-name="P1" draw:layer="layout" svg:width="3.295cm" svg:height="1.07cm" svg:x="-7.6cm" svg:y="6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10.87cm" svg:height="3.718cm" svg:x="6.1cm" svg:y="4.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draw:frame draw:style-name="gr3" draw:text-style-name="P1" draw:layer="layout" svg:width="26cm" svg:height="13.2cm" svg:x="4.7cm" svg:y="3.751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style-name="gr4" draw:text-style-name="P4" draw:layer="layout" svg:x1="5.3cm" svg:y1="10.351cm" svg:x2="30.3cm" svg:y2="10.351cm">
            <text:p/>
          </draw:line>
          <draw:line draw:style-name="gr4" draw:text-style-name="P4" draw:layer="layout" svg:x1="17.7cm" svg:y1="3.951cm" svg:x2="17.7cm" svg:y2="16.751cm">
            <text:p/>
          </draw:line>
          <draw:line draw:style-name="gr5" draw:text-style-name="P4" draw:layer="layout" svg:x1="20.8cm" svg:y1="4.151cm" svg:x2="14.4cm" svg:y2="16.951cm">
            <text:p/>
          </draw:line>
          <draw:line draw:style-name="gr6" draw:text-style-name="P4" draw:layer="layout" svg:x1="5.2cm" svg:y1="3.951cm" svg:x2="5.2cm" svg:y2="16.751cm">
            <text:p/>
          </draw:line>
          <draw:line draw:style-name="gr6" draw:text-style-name="P4" draw:layer="layout" svg:x1="30.1cm" svg:y1="16.651cm" svg:x2="5.2cm" svg:y2="16.651cm">
            <text:p/>
          </draw:line>
          <draw:frame draw:style-name="gr7" draw:text-style-name="P5" draw:layer="layout" svg:width="2.4cm" svg:height="1.786cm" svg:x="17.1cm" svg:y="16.551cm">
            <draw:text-box>
              <text:p><text:span text:style-name="T1">x</text:span><text:span text:style-name="T2">0</text:span></text:p>
            </draw:text-box>
          </draw:frame>
          <draw:frame draw:style-name="gr8" draw:text-style-name="P5" draw:layer="layout" svg:width="2.4cm" svg:height="1.517cm" svg:x="2.8cm" svg:y="15.851cm">
            <draw:text-box>
              <text:p text:style-name="P6"><text:span text:style-name="T1">0</text:span></text:p>
            </draw:text-box>
          </draw:frame>
          <draw:frame draw:style-name="gr8" draw:text-style-name="P5" draw:layer="layout" svg:width="2.4cm" svg:height="1.517cm" svg:x="2.8cm" svg:y="3.352cm">
            <draw:text-box>
              <text:p text:style-name="P6"><text:span text:style-name="T1">1</text:span></text:p>
            </draw:text-box>
          </draw:frame>
          <draw:frame draw:style-name="gr8" draw:text-style-name="P5" draw:layer="layout" svg:width="2.4cm" svg:height="1.517cm" svg:x="2.8cm" svg:y="9.552cm">
            <draw:text-box>
              <text:p text:style-name="P6"><text:span text:style-name="T1">0.5</text:span></text:p>
            </draw:text-box>
          </draw:frame>
          <draw:line draw:style-name="gr9" draw:text-style-name="P4" draw:layer="layout" svg:x1="17cm" svg:y1="11.551cm" svg:x2="20.2cm" svg:y2="11.551cm">
            <text:p/>
          </draw:line>
          <draw:line draw:style-name="gr9" draw:text-style-name="P4" draw:layer="layout" svg:x1="18.6cm" svg:y1="8.951cm" svg:x2="18.6cm" svg:y2="13.551cm">
            <text:p/>
          </draw:line>
          <draw:frame draw:style-name="gr10" draw:text-style-name="P5" draw:layer="layout" svg:width="2.4cm" svg:height="3.052cm" svg:x="19.1cm" svg:y="11.751cm">
            <draw:text-box>
              <text:p><text:span text:style-name="T1">δy</text:span></text:p>
              <text:p><text:span text:style-name="T1">δx</text:span><text:span text:style-name="T2">0</text:span></text:p>
            </draw:text-box>
          </draw:frame>
          <draw:frame draw:style-name="gr11" draw:text-style-name="P5" draw:layer="layout" svg:width="4.4cm" svg:height="4.049cm" svg:x="21cm" svg:y="12.551cm">
            <draw:text-box>
              <text:p><text:span text:style-name="T1">= <text:s/>4 k</text:span></text:p>
            </draw:text-box>
          </draw:frame>
          <draw:line draw:style-name="gr12" draw:text-style-name="P4" draw:layer="layout" svg:x1="19.4cm" svg:y1="13.251cm" svg:x2="21cm" svg:y2="13.251cm">
            <text:p/>
          </draw:line>
          <draw:frame draw:style-name="gr11" draw:text-style-name="P7" draw:layer="layout" svg:width="7.2cm" svg:height="4.049cm" svg:x="14.5cm" svg:y="18.151cm">
            <draw:text-box>
              <text:p><text:span text:style-name="T3">Control</text:span></text:p>
            </draw:text-box>
          </draw:frame>
          <draw:frame draw:style-name="gr11" draw:text-style-name="P8" draw:layer="layout" svg:width="7.2cm" svg:height="4.049cm" svg:x="0.1cm" svg:y="9.002cm">
            <draw:text-box>
              <text:p><text:span text:style-name="T4">f(x)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6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175cm" svg:x="1cm" svg:y="3.185cm"/>
      <draw:page-thumbnail draw:layer="backgroundobjects" svg:width="8.999cm" svg:height="6.175cm" svg:x="1cm" svg:y="11.761cm"/>
      <draw:page-thumbnail draw:layer="backgroundobjects" svg:width="8.999cm" svg:height="6.175cm" svg:x="1cm" svg:y="20.337cm"/>
      <draw:page-thumbnail draw:layer="backgroundobjects" svg:width="8.999cm" svg:height="6.175cm" svg:x="11cm" svg:y="3.185cm"/>
      <draw:page-thumbnail draw:layer="backgroundobjects" svg:width="8.999cm" svg:height="6.175cm" svg:x="11cm" svg:y="11.761cm"/>
      <draw:page-thumbnail draw:layer="backgroundobjects" svg:width="8.999cm" svg:height="6.175cm" svg:x="11cm" svg:y="20.337cm"/>
    </style:handout-master>
    <style:master-page style:name="Default" style:page-layout-name="PM1" draw:style-name="Mdp1">
      <draw:frame presentation:style-name="Default-title" draw:layer="backgroundobjects" svg:width="27.539cm" svg:height="3.506cm" svg:x="1.529cm" svg:y="0.837cm" presentation:class="title" presentation:placeholder="true">
        <draw:text-box/>
      </draw:frame>
      <draw:frame presentation:style-name="Default-outline1" draw:layer="backgroundobjects" svg:width="27.539cm" svg:height="12.179cm" svg:x="1.529cm" svg:y="4.914cm" presentation:class="outline" presentation:placeholder="true">
        <draw:text-box/>
      </draw:frame>
      <draw:frame presentation:style-name="Mpr1" draw:text-style-name="MP2" draw:layer="backgroundobjects" svg:width="7.129cm" svg:height="1.448cm" svg:x="1.529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699cm" svg:height="1.448cm" svg:x="10.46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129cm" svg:height="1.448cm" svg:x="21.9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10-20T21:01:36.679657765</meta:creation-date>
    <dc:date>2017-03-16T18:32:01.531000000</dc:date>
    <dc:creator>Douglas Kelley</dc:creator>
    <meta:editing-duration>P1DT13H22M35S</meta:editing-duration>
    <meta:editing-cycles>3</meta:editing-cycles>
    <meta:generator>LibreOffice/5.2.3.3$Windows_x86 LibreOffice_project/d54a8868f08a7b39642414cf2c8ef2f228f780cf</meta:generator>
    <meta:document-statistic meta:object-count="8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row>
                  <mo stretchy="false">−</mo>
                  <mi>k</mi>
                </mrow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</mrow>
            </msup>
          </mrow>
        </mfrac>
      </mrow>
    </mrow>
    <annotation encoding="StarMath 5.0">f( x ) = {1} over {1 +  e^{ -k cdot (x - x_{0}) } } 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row>
                  <mo stretchy="false">−</mo>
                  <mi>k</mi>
                </mrow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</mrow>
            </msup>
          </mrow>
        </mfrac>
      </mrow>
    </mrow>
    <annotation encoding="StarMath 5.0">f( x ) = {1} over {1 +  e^{ -k cdot (x - x_{0}) } }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0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origin="0" chart:interval-major="0.5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001cm" svg:height="13.201cm" xlink:href="." xlink:type="simple" chart:class="chart:scatter" chart:style-name="ch1">
        <chart:plot-area chart:style-name="ch2" chart:data-source-has-labels="both" svg:x="0.52cm" svg:y="0.264cm" svg:width="24.961cm" svg:height="12.673cm">
          <chartooo:coordinate-region svg:x="0.52cm" svg:y="0.264cm" svg:width="24.961cm" svg:height="12.673cm"/>
          <chart:axis chart:dimension="x" chart:name="primary-x" chart:style-name="ch3" chartooo:axis-type="auto">
            <chart:categories table:cell-range-address="local-table.$A$2:.$A$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2" chart:label-cell-address="local-table.$C$1" chart:class="chart:scatter">
            <chart:domain table:cell-range-address="local-table.$B$2:.$B$52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0261190319095719">
                <text:p>0.0002611903190957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363270313218078">
                <text:p>0.000363270313218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505225671959048">
                <text:p>0.000505225671959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702614022041655">
                <text:p>0.000702614022041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977045317226684">
                <text:p>0.000977045317226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135851995042896">
                <text:p>0.00135851995042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188865481658218">
                <text:p>0.00188865481658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262512025666019">
                <text:p>0.00262512025666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364771482077492">
                <text:p>0.00364771482077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506662933346625">
                <text:p>0.00506662933346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703358715499516">
                <text:p>0.00703358715499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975666562455136">
                <text:p>0.00975666562455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135196396459696">
                <text:p>0.0135196396459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187065099543546">
                <text:p>0.0187065099543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5831238524664">
                <text:p>0.025831238524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55711892726362">
                <text:p>0.03557118927263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487997229988">
                <text:p>0.0487997229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66080355750907">
                <text:p>0.0666080355750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02981447029199">
                <text:p>0.0902981447029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21318837891737">
                <text:p>0.121318837891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61108949576585">
                <text:p>0.1611089495765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10818293477747">
                <text:p>0.210818293477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70912077650694">
                <text:p>0.270912077650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40739611548615">
                <text:p>0.340739611548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18240623158164">
                <text:p>0.418240623158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81759376841836">
                <text:p>0.581759376841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659260388451385">
                <text:p>0.659260388451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729087922349307">
                <text:p>0.729087922349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89181706522253">
                <text:p>0.7891817065222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838891050423415">
                <text:p>0.838891050423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878681162108263">
                <text:p>0.8786811621082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0970185529708">
                <text:p>0.909701855297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33391964424909">
                <text:p>0.933391964424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512002770012">
                <text:p>0.95120027700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64428810727364">
                <text:p>0.9644288107273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74168761475336">
                <text:p>0.974168761475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81293490045645">
                <text:p>0.981293490045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8648036035403">
                <text:p>0.98648036035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90243334375449">
                <text:p>0.990243334375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992966412845005">
                <text:p>0.992966412845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94933370666534">
                <text:p>0.9949333706665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96352285179225">
                <text:p>0.996352285179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99737487974334">
                <text:p>0.99737487974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98111345183418">
                <text:p>0.9981113451834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98641480049571">
                <text:p>0.998641480049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99022954682773">
                <text:p>0.999022954682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99297385977958">
                <text:p>0.9992973859779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99494774328041">
                <text:p>0.999494774328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99636729686782">
                <text:p>0.9996367296867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99738809680904">
                <text:p>0.9997388096809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row>
                  <mo stretchy="false">−</mo>
                  <mi>k</mi>
                </mrow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</mrow>
            </msup>
          </mrow>
        </mfrac>
      </mrow>
    </mrow>
    <annotation encoding="StarMath 5.0">f( x ) = {1} over {1 +  e^{ -k cdot (x - x_{0}) } } 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0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origin="0" chart:interval-major="0.5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001cm" svg:height="13.201cm" xlink:href="." xlink:type="simple" chart:class="chart:scatter" chart:style-name="ch1">
        <chart:plot-area chart:style-name="ch2" chart:data-source-has-labels="both" svg:x="0.52cm" svg:y="0.264cm" svg:width="24.961cm" svg:height="12.673cm">
          <chartooo:coordinate-region svg:x="0.52cm" svg:y="0.264cm" svg:width="24.961cm" svg:height="12.673cm"/>
          <chart:axis chart:dimension="x" chart:name="primary-x" chart:style-name="ch3" chartooo:axis-type="auto">
            <chart:categories table:cell-range-address="local-table.$A$2:.$A$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2" chart:label-cell-address="local-table.$C$1" chart:class="chart:scatter">
            <chart:domain table:cell-range-address="local-table.$B$2:.$B$52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0261190319095719">
                <text:p>0.0002611903190957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363270313218078">
                <text:p>0.000363270313218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505225671959048">
                <text:p>0.000505225671959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702614022041655">
                <text:p>0.000702614022041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977045317226684">
                <text:p>0.000977045317226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135851995042896">
                <text:p>0.00135851995042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188865481658218">
                <text:p>0.00188865481658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262512025666019">
                <text:p>0.00262512025666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364771482077492">
                <text:p>0.00364771482077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506662933346625">
                <text:p>0.00506662933346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703358715499516">
                <text:p>0.00703358715499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975666562455136">
                <text:p>0.00975666562455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135196396459696">
                <text:p>0.0135196396459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187065099543546">
                <text:p>0.0187065099543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5831238524664">
                <text:p>0.025831238524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55711892726362">
                <text:p>0.03557118927263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487997229988">
                <text:p>0.0487997229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66080355750907">
                <text:p>0.0666080355750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02981447029199">
                <text:p>0.0902981447029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21318837891737">
                <text:p>0.121318837891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61108949576585">
                <text:p>0.1611089495765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10818293477747">
                <text:p>0.210818293477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70912077650694">
                <text:p>0.270912077650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40739611548615">
                <text:p>0.340739611548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18240623158164">
                <text:p>0.418240623158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81759376841836">
                <text:p>0.581759376841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659260388451385">
                <text:p>0.659260388451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729087922349307">
                <text:p>0.729087922349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89181706522253">
                <text:p>0.7891817065222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838891050423415">
                <text:p>0.838891050423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878681162108263">
                <text:p>0.8786811621082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0970185529708">
                <text:p>0.909701855297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33391964424909">
                <text:p>0.933391964424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512002770012">
                <text:p>0.95120027700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64428810727364">
                <text:p>0.9644288107273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74168761475336">
                <text:p>0.974168761475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81293490045645">
                <text:p>0.981293490045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8648036035403">
                <text:p>0.98648036035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90243334375449">
                <text:p>0.990243334375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992966412845005">
                <text:p>0.992966412845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94933370666534">
                <text:p>0.9949333706665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96352285179225">
                <text:p>0.996352285179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99737487974334">
                <text:p>0.99737487974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98111345183418">
                <text:p>0.9981113451834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98641480049571">
                <text:p>0.998641480049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99022954682773">
                <text:p>0.999022954682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99297385977958">
                <text:p>0.9992973859779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99494774328041">
                <text:p>0.999494774328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99636729686782">
                <text:p>0.9996367296867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99738809680904">
                <text:p>0.9997388096809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row>
                  <mo stretchy="false">−</mo>
                  <mi>k</mi>
                </mrow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</mrow>
            </msup>
          </mrow>
        </mfrac>
      </mrow>
    </mrow>
    <annotation encoding="StarMath 5.0">f( x ) = {1} over {1 +  e^{ -k cdot (x - x_{0}) } } 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row>
                  <mo stretchy="false">−</mo>
                  <mi>k</mi>
                </mrow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</mrow>
            </msup>
          </mrow>
        </mfrac>
      </mrow>
    </mrow>
    <annotation encoding="StarMath 5.0">f( x ) = {1} over {1 +  e^{ -k cdot (x - x_{0}) } } 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0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origin="0" chart:interval-major="0.5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001cm" svg:height="13.201cm" xlink:href="." xlink:type="simple" chart:class="chart:scatter" chart:style-name="ch1">
        <chart:plot-area chart:style-name="ch2" chart:data-source-has-labels="both" svg:x="0.52cm" svg:y="0.264cm" svg:width="24.961cm" svg:height="12.673cm">
          <chartooo:coordinate-region svg:x="0.52cm" svg:y="0.264cm" svg:width="24.961cm" svg:height="12.673cm"/>
          <chart:axis chart:dimension="x" chart:name="primary-x" chart:style-name="ch3" chartooo:axis-type="auto">
            <chart:categories table:cell-range-address="local-table.$A$2:.$A$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2" chart:label-cell-address="local-table.$C$1" chart:class="chart:scatter">
            <chart:domain table:cell-range-address="local-table.$B$2:.$B$52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0261190319095719">
                <text:p>0.0002611903190957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363270313218078">
                <text:p>0.000363270313218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505225671959048">
                <text:p>0.000505225671959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702614022041655">
                <text:p>0.000702614022041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977045317226684">
                <text:p>0.000977045317226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135851995042896">
                <text:p>0.00135851995042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188865481658218">
                <text:p>0.00188865481658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262512025666019">
                <text:p>0.00262512025666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364771482077492">
                <text:p>0.00364771482077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506662933346625">
                <text:p>0.00506662933346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703358715499516">
                <text:p>0.00703358715499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975666562455136">
                <text:p>0.00975666562455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135196396459696">
                <text:p>0.0135196396459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187065099543546">
                <text:p>0.0187065099543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5831238524664">
                <text:p>0.025831238524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55711892726362">
                <text:p>0.03557118927263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487997229988">
                <text:p>0.0487997229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66080355750907">
                <text:p>0.0666080355750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02981447029199">
                <text:p>0.0902981447029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21318837891737">
                <text:p>0.121318837891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61108949576585">
                <text:p>0.1611089495765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10818293477747">
                <text:p>0.210818293477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70912077650694">
                <text:p>0.270912077650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40739611548615">
                <text:p>0.340739611548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18240623158164">
                <text:p>0.418240623158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81759376841836">
                <text:p>0.581759376841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659260388451385">
                <text:p>0.659260388451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729087922349307">
                <text:p>0.729087922349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89181706522253">
                <text:p>0.7891817065222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838891050423415">
                <text:p>0.838891050423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878681162108263">
                <text:p>0.8786811621082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0970185529708">
                <text:p>0.909701855297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33391964424909">
                <text:p>0.933391964424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512002770012">
                <text:p>0.95120027700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64428810727364">
                <text:p>0.9644288107273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74168761475336">
                <text:p>0.974168761475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81293490045645">
                <text:p>0.981293490045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8648036035403">
                <text:p>0.98648036035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90243334375449">
                <text:p>0.990243334375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992966412845005">
                <text:p>0.992966412845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94933370666534">
                <text:p>0.9949333706665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96352285179225">
                <text:p>0.996352285179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99737487974334">
                <text:p>0.99737487974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98111345183418">
                <text:p>0.9981113451834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98641480049571">
                <text:p>0.998641480049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99022954682773">
                <text:p>0.999022954682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99297385977958">
                <text:p>0.9992973859779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99494774328041">
                <text:p>0.999494774328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99636729686782">
                <text:p>0.9996367296867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99738809680904">
                <text:p>0.9997388096809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row>
                  <mo stretchy="false">−</mo>
                  <mi>k</mi>
                </mrow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</mrow>
            </msup>
          </mrow>
        </mfrac>
      </mrow>
    </mrow>
    <annotation encoding="StarMath 5.0">f( x ) = {1} over {1 +  e^{ -k cdot (x - x_{0}) } } </annotation>
  </semantics>
</math>
</file>